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14f5" officeooo:paragraph-rsid="000f14f5"/>
    </style:style>
    <style:style style:name="P2" style:family="paragraph" style:parent-style-name="Title">
      <style:text-properties officeooo:rsid="000f14f5" officeooo:paragraph-rsid="000f14f5"/>
    </style:style>
    <style:style style:name="P3" style:family="paragraph" style:parent-style-name="Text_20_body">
      <style:text-properties officeooo:rsid="000f14f5" officeooo:paragraph-rsid="000f14f5"/>
    </style:style>
    <style:style style:name="P4" style:family="paragraph" style:parent-style-name="Text_20_body">
      <style:text-properties officeooo:paragraph-rsid="0011fc5b"/>
    </style:style>
    <style:style style:name="P5" style:family="paragraph" style:parent-style-name="Text_20_body">
      <style:text-properties officeooo:rsid="0012b8c8" officeooo:paragraph-rsid="0012b8c8"/>
    </style:style>
    <style:style style:name="P6" style:family="paragraph" style:parent-style-name="Text_20_body">
      <style:text-properties officeooo:rsid="0012b8c8" officeooo:paragraph-rsid="0012b96f"/>
    </style:style>
    <style:style style:name="P7" style:family="paragraph" style:parent-style-name="Text_20_body">
      <style:text-properties officeooo:rsid="0012b8c8" officeooo:paragraph-rsid="00162ea7"/>
    </style:style>
    <style:style style:name="P8" style:family="paragraph" style:parent-style-name="Text_20_body">
      <style:text-properties officeooo:rsid="0012b8c8" officeooo:paragraph-rsid="00186f19"/>
    </style:style>
    <style:style style:name="P9" style:family="paragraph" style:parent-style-name="Text_20_body">
      <style:text-properties officeooo:rsid="0012b8c8" officeooo:paragraph-rsid="001d78d7"/>
    </style:style>
    <style:style style:name="P10" style:family="paragraph" style:parent-style-name="Text_20_body">
      <style:text-properties officeooo:paragraph-rsid="0012b8c8"/>
    </style:style>
    <style:style style:name="P11" style:family="paragraph" style:parent-style-name="Text_20_body">
      <style:text-properties officeooo:paragraph-rsid="0012b96f"/>
    </style:style>
    <style:style style:name="P12" style:family="paragraph" style:parent-style-name="Text_20_body">
      <style:text-properties fo:font-weight="bold" officeooo:rsid="0012b96f" officeooo:paragraph-rsid="0012b96f" style:font-weight-asian="bold" style:font-weight-complex="bold"/>
    </style:style>
    <style:style style:name="P13" style:family="paragraph" style:parent-style-name="Text_20_body">
      <style:text-properties fo:font-weight="bold" officeooo:rsid="0010e1f8" officeooo:paragraph-rsid="0010e1f8" style:font-weight-asian="bold" style:font-weight-complex="bold"/>
    </style:style>
    <style:style style:name="P14" style:family="paragraph" style:parent-style-name="Text_20_body">
      <style:text-properties fo:font-weight="bold" officeooo:rsid="0012b8c8" officeooo:paragraph-rsid="0012b96f" style:font-weight-asian="bold" style:font-weight-complex="bold"/>
    </style:style>
    <style:style style:name="P15" style:family="paragraph" style:parent-style-name="Text_20_body">
      <style:text-properties fo:font-weight="bold" officeooo:rsid="000f14f5" officeooo:paragraph-rsid="000f14f5" style:font-weight-asian="bold" style:font-weight-complex="bold"/>
    </style:style>
    <style:style style:name="P16" style:family="paragraph" style:parent-style-name="Text_20_body">
      <style:text-properties fo:font-weight="bold" officeooo:rsid="00162ea7" officeooo:paragraph-rsid="00162ea7" style:font-weight-asian="bold" style:font-weight-complex="bold"/>
    </style:style>
    <style:style style:name="P17" style:family="paragraph" style:parent-style-name="Text_20_body">
      <style:text-properties fo:font-weight="bold" officeooo:rsid="001c54e9" officeooo:paragraph-rsid="001c54e9" style:font-weight-asian="bold" style:font-weight-complex="bold"/>
    </style:style>
    <style:style style:name="P18" style:family="paragraph" style:parent-style-name="Text_20_body">
      <style:text-properties fo:font-weight="bold" officeooo:rsid="0022b307" officeooo:paragraph-rsid="0022b307" style:font-weight-asian="bold" style:font-weight-complex="bold"/>
    </style:style>
    <style:style style:name="P19" style:family="paragraph" style:parent-style-name="Text_20_body">
      <style:text-properties fo:font-weight="bold" officeooo:rsid="0022b307" officeooo:paragraph-rsid="0027282d" style:font-weight-asian="bold" style:font-weight-complex="bold"/>
    </style:style>
    <style:style style:name="P20" style:family="paragraph" style:parent-style-name="Text_20_body">
      <style:text-properties fo:font-weight="bold" officeooo:rsid="0022b307" officeooo:paragraph-rsid="00272a74" style:font-weight-asian="bold" style:font-weight-complex="bold"/>
    </style:style>
    <style:style style:name="P21" style:family="paragraph" style:parent-style-name="Text_20_body">
      <style:text-properties fo:font-weight="bold" officeooo:rsid="0022b307" officeooo:paragraph-rsid="002ae08b" style:font-weight-asian="bold" style:font-weight-complex="bold"/>
    </style:style>
    <style:style style:name="P22" style:family="paragraph" style:parent-style-name="Text_20_body">
      <style:text-properties fo:font-weight="bold" officeooo:rsid="0032e14a" officeooo:paragraph-rsid="0032e14a" style:font-weight-asian="bold" style:font-weight-complex="bold"/>
    </style:style>
    <style:style style:name="P23" style:family="paragraph" style:parent-style-name="Text_20_body">
      <style:text-properties fo:font-weight="bold" officeooo:rsid="00339bbd" officeooo:paragraph-rsid="00339bbd" style:font-weight-asian="bold" style:font-weight-complex="bold"/>
    </style:style>
    <style:style style:name="P24" style:family="paragraph" style:parent-style-name="Text_20_body">
      <style:text-properties fo:font-weight="bold" officeooo:rsid="0034bd3c" officeooo:paragraph-rsid="0034bd3c" style:font-weight-asian="bold" style:font-weight-complex="bold"/>
    </style:style>
    <style:style style:name="P25" style:family="paragraph" style:parent-style-name="Text_20_body">
      <style:text-properties fo:font-weight="bold" officeooo:rsid="0037daf1" officeooo:paragraph-rsid="0037daf1" style:font-weight-asian="bold" style:font-weight-complex="bold"/>
    </style:style>
    <style:style style:name="P26" style:family="paragraph" style:parent-style-name="Text_20_body">
      <style:text-properties officeooo:rsid="001430b3" officeooo:paragraph-rsid="001430b3"/>
    </style:style>
    <style:style style:name="P27" style:family="paragraph" style:parent-style-name="Text_20_body">
      <style:text-properties officeooo:paragraph-rsid="00162ea7"/>
    </style:style>
    <style:style style:name="P28" style:family="paragraph" style:parent-style-name="Text_20_body">
      <style:text-properties officeooo:rsid="00186f19" officeooo:paragraph-rsid="00186f19"/>
    </style:style>
    <style:style style:name="P29" style:family="paragraph" style:parent-style-name="Text_20_body">
      <style:text-properties officeooo:paragraph-rsid="00186f19"/>
    </style:style>
    <style:style style:name="P30" style:family="paragraph" style:parent-style-name="Text_20_body">
      <style:text-properties officeooo:rsid="001971ed" officeooo:paragraph-rsid="001971ed"/>
    </style:style>
    <style:style style:name="P31" style:family="paragraph" style:parent-style-name="Text_20_body">
      <style:text-properties officeooo:rsid="001971ed" officeooo:paragraph-rsid="001d78d7"/>
    </style:style>
    <style:style style:name="P32" style:family="paragraph" style:parent-style-name="Text_20_body">
      <style:text-properties fo:font-weight="normal" officeooo:rsid="0012b8c8" officeooo:paragraph-rsid="00186f19" style:font-weight-asian="normal" style:font-weight-complex="normal"/>
    </style:style>
    <style:style style:name="P33" style:family="paragraph" style:parent-style-name="Text_20_body">
      <style:text-properties fo:font-weight="normal" officeooo:rsid="0012b8c8" officeooo:paragraph-rsid="001d78d7" style:font-weight-asian="normal" style:font-weight-complex="normal"/>
    </style:style>
    <style:style style:name="P34" style:family="paragraph" style:parent-style-name="Text_20_body">
      <style:text-properties fo:font-weight="normal" officeooo:rsid="0022b307" officeooo:paragraph-rsid="0022b307" style:font-weight-asian="normal" style:font-weight-complex="normal"/>
    </style:style>
    <style:style style:name="P35" style:family="paragraph" style:parent-style-name="Text_20_body">
      <style:text-properties fo:font-weight="normal" officeooo:rsid="0022b307" officeooo:paragraph-rsid="0027282d" style:font-weight-asian="normal" style:font-weight-complex="normal"/>
    </style:style>
    <style:style style:name="P36" style:family="paragraph" style:parent-style-name="Text_20_body">
      <style:text-properties fo:font-weight="normal" officeooo:rsid="0022b307" officeooo:paragraph-rsid="00272a74" style:font-weight-asian="normal" style:font-weight-complex="normal"/>
    </style:style>
    <style:style style:name="P37" style:family="paragraph" style:parent-style-name="Text_20_body">
      <style:text-properties fo:font-weight="normal" officeooo:rsid="0022b307" officeooo:paragraph-rsid="002ae08b" style:font-weight-asian="normal" style:font-weight-complex="normal"/>
    </style:style>
    <style:style style:name="P38" style:family="paragraph" style:parent-style-name="Text_20_body">
      <style:text-properties fo:font-weight="normal" officeooo:rsid="0022b307" officeooo:paragraph-rsid="002dc72a" style:font-weight-asian="normal" style:font-weight-complex="normal"/>
    </style:style>
    <style:style style:name="P39" style:family="paragraph" style:parent-style-name="Text_20_body">
      <style:text-properties fo:font-weight="normal" officeooo:rsid="00252967" officeooo:paragraph-rsid="00252967" style:font-weight-asian="normal" style:font-weight-complex="normal"/>
    </style:style>
    <style:style style:name="P40" style:family="paragraph" style:parent-style-name="Text_20_body">
      <style:text-properties fo:font-weight="normal" officeooo:rsid="00252967" officeooo:paragraph-rsid="0027282d" style:font-weight-asian="normal" style:font-weight-complex="normal"/>
    </style:style>
    <style:style style:name="P41" style:family="paragraph" style:parent-style-name="Text_20_body">
      <style:text-properties fo:font-weight="normal" officeooo:rsid="00252967" officeooo:paragraph-rsid="00272a74" style:font-weight-asian="normal" style:font-weight-complex="normal"/>
    </style:style>
    <style:style style:name="P42" style:family="paragraph" style:parent-style-name="Text_20_body">
      <style:text-properties fo:font-weight="normal" officeooo:rsid="00252967" officeooo:paragraph-rsid="002ae08b" style:font-weight-asian="normal" style:font-weight-complex="normal"/>
    </style:style>
    <style:style style:name="P43" style:family="paragraph" style:parent-style-name="Text_20_body">
      <style:text-properties fo:font-weight="normal" officeooo:rsid="00252967" officeooo:paragraph-rsid="002dc72a" style:font-weight-asian="normal" style:font-weight-complex="normal"/>
    </style:style>
    <style:style style:name="P44" style:family="paragraph" style:parent-style-name="Text_20_body">
      <style:text-properties fo:font-weight="normal" officeooo:rsid="00252967" officeooo:paragraph-rsid="002fd778" style:font-weight-asian="normal" style:font-weight-complex="normal"/>
    </style:style>
    <style:style style:name="P45" style:family="paragraph" style:parent-style-name="Text_20_body">
      <style:text-properties fo:font-weight="normal" officeooo:rsid="0025b8d6" officeooo:paragraph-rsid="0025b8d6" style:font-weight-asian="normal" style:font-weight-complex="normal"/>
    </style:style>
    <style:style style:name="P46" style:family="paragraph" style:parent-style-name="Text_20_body">
      <style:text-properties fo:font-weight="normal" officeooo:rsid="0025b8d6" officeooo:paragraph-rsid="0027282d" style:font-weight-asian="normal" style:font-weight-complex="normal"/>
    </style:style>
    <style:style style:name="P47" style:family="paragraph" style:parent-style-name="Text_20_body">
      <style:text-properties fo:font-weight="normal" officeooo:rsid="0025b8d6" officeooo:paragraph-rsid="00272a74" style:font-weight-asian="normal" style:font-weight-complex="normal"/>
    </style:style>
    <style:style style:name="P48" style:family="paragraph" style:parent-style-name="Text_20_body">
      <style:text-properties fo:font-weight="normal" officeooo:rsid="0025b8d6" officeooo:paragraph-rsid="002ae08b" style:font-weight-asian="normal" style:font-weight-complex="normal"/>
    </style:style>
    <style:style style:name="P49" style:family="paragraph" style:parent-style-name="Text_20_body">
      <style:text-properties fo:font-weight="normal" officeooo:rsid="0025b8d6" officeooo:paragraph-rsid="002dc72a" style:font-weight-asian="normal" style:font-weight-complex="normal"/>
    </style:style>
    <style:style style:name="P50" style:family="paragraph" style:parent-style-name="Text_20_body">
      <style:text-properties fo:font-weight="normal" officeooo:rsid="0028d399" officeooo:paragraph-rsid="0028d399" style:font-weight-asian="normal" style:font-weight-complex="normal"/>
    </style:style>
    <style:style style:name="P51" style:family="paragraph" style:parent-style-name="Text_20_body">
      <style:text-properties fo:font-weight="normal" officeooo:rsid="00290811" officeooo:paragraph-rsid="00290811" style:font-weight-asian="normal" style:font-weight-complex="normal"/>
    </style:style>
    <style:style style:name="P52" style:family="paragraph" style:parent-style-name="Text_20_body">
      <style:text-properties fo:font-weight="normal" officeooo:rsid="002c0f48" officeooo:paragraph-rsid="002c0f48" style:font-weight-asian="normal" style:font-weight-complex="normal"/>
    </style:style>
    <style:style style:name="P53" style:family="paragraph" style:parent-style-name="Text_20_body">
      <style:text-properties fo:font-weight="normal" officeooo:rsid="002f73b6" officeooo:paragraph-rsid="002f73b6" style:font-weight-asian="normal" style:font-weight-complex="normal"/>
    </style:style>
    <style:style style:name="P54" style:family="paragraph" style:parent-style-name="Text_20_body">
      <style:text-properties fo:font-weight="normal" officeooo:rsid="0032716e" officeooo:paragraph-rsid="0032716e" style:font-weight-asian="normal" style:font-weight-complex="normal"/>
    </style:style>
    <style:style style:name="P55" style:family="paragraph" style:parent-style-name="Text_20_body">
      <style:text-properties fo:font-weight="normal" officeooo:rsid="00364428" officeooo:paragraph-rsid="00364428" style:font-weight-asian="normal" style:font-weight-complex="normal"/>
    </style:style>
    <style:style style:name="P56" style:family="paragraph" style:parent-style-name="Text_20_body">
      <style:text-properties officeooo:paragraph-rsid="001d78d7"/>
    </style:style>
    <style:style style:name="P57" style:family="paragraph" style:parent-style-name="Text_20_body">
      <style:text-properties officeooo:paragraph-rsid="0032e14a"/>
    </style:style>
    <style:style style:name="P58" style:family="paragraph" style:parent-style-name="Text_20_body">
      <style:text-properties officeooo:paragraph-rsid="0037daf1"/>
    </style:style>
    <style:style style:name="P59" style:family="paragraph" style:parent-style-name="Text_20_body">
      <style:text-properties officeooo:rsid="00386c47" officeooo:paragraph-rsid="00386c47"/>
    </style:style>
    <style:style style:name="T1" style:family="text">
      <style:text-properties fo:font-variant="normal" fo:text-transform="none" fo:color="#585858" style:font-name="Open Sans" fo:font-size="5.5pt" fo:letter-spacing="normal" fo:font-style="normal"/>
    </style:style>
    <style:style style:name="T2" style:family="text">
      <style:text-properties fo:font-variant="normal" fo:text-transform="none" fo:color="#585858" style:font-name="Open Sans" fo:font-size="5.5pt" fo:letter-spacing="normal" fo:font-style="normal" fo:font-weight="normal"/>
    </style:style>
    <style:style style:name="T3" style:family="text">
      <style:text-properties fo:font-variant="normal" fo:text-transform="none" fo:color="#585858" style:font-name="Open Sans" fo:font-size="5.5pt" fo:letter-spacing="normal" fo:font-style="normal" fo:font-weight="normal" officeooo:rsid="0013a81c"/>
    </style:style>
    <style:style style:name="T4" style:family="text">
      <style:text-properties fo:font-variant="normal" fo:text-transform="none" fo:color="#585858" style:font-name="Open Sans" fo:font-size="5.5pt" fo:letter-spacing="normal" fo:font-style="normal" fo:font-weight="normal" officeooo:rsid="00162ea7"/>
    </style:style>
    <style:style style:name="T5" style:family="text">
      <style:text-properties fo:font-variant="normal" fo:text-transform="none" fo:color="#585858" style:font-name="Open Sans" fo:font-size="5.5pt" fo:letter-spacing="normal" fo:font-style="normal" fo:font-weight="normal" officeooo:rsid="00186f19"/>
    </style:style>
    <style:style style:name="T6" style:family="text">
      <style:text-properties fo:font-variant="normal" fo:text-transform="none" fo:color="#585858" style:font-name="Open Sans" fo:font-size="5.5pt" fo:letter-spacing="normal" fo:font-style="normal" fo:font-weight="normal" officeooo:rsid="001d78d7"/>
    </style:style>
    <style:style style:name="T7" style:family="text">
      <style:text-properties fo:font-variant="normal" fo:text-transform="none" fo:color="#585858" style:font-name="Open Sans" fo:font-size="5.5pt" fo:letter-spacing="normal" fo:font-style="normal" fo:font-weight="normal" officeooo:rsid="0032e14a" style:font-weight-asian="normal" style:font-weight-complex="normal"/>
    </style:style>
    <style:style style:name="T8" style:family="text">
      <style:text-properties fo:font-variant="normal" fo:text-transform="none" fo:color="#585858" style:font-name="Open Sans" fo:font-size="5.5pt" fo:letter-spacing="normal" fo:font-style="normal" fo:font-weight="normal" officeooo:rsid="0035811c" style:font-weight-asian="normal" style:font-weight-complex="normal"/>
    </style:style>
    <style:style style:name="T9" style:family="text">
      <style:text-properties fo:font-variant="normal" fo:text-transform="none" fo:color="#585858" style:font-name="Open Sans" fo:font-size="5.5pt" fo:letter-spacing="normal" fo:font-style="normal" fo:font-weight="normal" officeooo:rsid="0037daf1" style:font-weight-asian="normal" style:font-weight-complex="normal"/>
    </style:style>
    <style:style style:name="T10" style:family="text">
      <style:text-properties fo:font-variant="normal" fo:text-transform="none" fo:color="#585858" style:font-name="Open Sans" fo:font-size="5.5pt" fo:letter-spacing="normal" fo:font-style="normal" officeooo:rsid="001d78d7"/>
    </style:style>
    <style:style style:name="T11" style:family="text">
      <style:text-properties fo:font-variant="normal" fo:text-transform="none" fo:color="#585858" style:font-name="Open Sans" fo:font-size="5.5pt" fo:letter-spacing="normal" fo:font-style="normal" officeooo:rsid="002f5c4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2b307" style:font-weight-asian="normal" style:font-weight-complex="normal"/>
    </style:style>
    <style:style style:name="T14" style:family="text">
      <style:text-properties fo:font-weight="normal" officeooo:rsid="001c54e9" style:font-weight-asian="normal" style:font-weight-complex="normal"/>
    </style:style>
    <style:style style:name="T15" style:family="text">
      <style:text-properties fo:font-weight="normal" officeooo:rsid="0012b8c8" style:font-weight-asian="normal" style:font-weight-complex="normal"/>
    </style:style>
    <style:style style:name="T16" style:family="text">
      <style:text-properties fo:font-weight="normal" officeooo:rsid="0032e14a" style:font-weight-asian="normal" style:font-weight-complex="normal"/>
    </style:style>
    <style:style style:name="T17" style:family="text">
      <style:text-properties fo:font-weight="normal" officeooo:rsid="0035811c" style:font-weight-asian="normal" style:font-weight-complex="normal"/>
    </style:style>
    <style:style style:name="T18" style:family="text">
      <style:text-properties fo:font-weight="normal" officeooo:rsid="0037daf1" style:font-weight-asian="normal" style:font-weight-complex="normal"/>
    </style:style>
    <style:style style:name="T19" style:family="text">
      <style:text-properties officeooo:rsid="0012b8c8"/>
    </style:style>
    <style:style style:name="T20" style:family="text">
      <style:text-properties officeooo:rsid="0012b96f"/>
    </style:style>
    <style:style style:name="T21" style:family="text">
      <style:text-properties officeooo:rsid="00141f76"/>
    </style:style>
    <style:style style:name="T22" style:family="text">
      <style:text-properties officeooo:rsid="001430b3"/>
    </style:style>
    <style:style style:name="T23" style:family="text">
      <style:text-properties officeooo:rsid="0015fbcb"/>
    </style:style>
    <style:style style:name="T24" style:family="text">
      <style:text-properties officeooo:rsid="001674d5"/>
    </style:style>
    <style:style style:name="T25" style:family="text">
      <style:text-properties officeooo:rsid="0017f8b1"/>
    </style:style>
    <style:style style:name="T26" style:family="text">
      <style:text-properties officeooo:rsid="00182b5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971ed"/>
    </style:style>
    <style:style style:name="T29" style:family="text">
      <style:text-properties officeooo:rsid="001a918a"/>
    </style:style>
    <style:style style:name="T30" style:family="text">
      <style:text-properties officeooo:rsid="001c54e9"/>
    </style:style>
    <style:style style:name="T31" style:family="text">
      <style:text-properties officeooo:rsid="001eba5a"/>
    </style:style>
    <style:style style:name="T32" style:family="text">
      <style:text-properties officeooo:rsid="00202b3f"/>
    </style:style>
    <style:style style:name="T33" style:family="text">
      <style:text-properties officeooo:rsid="002040d6"/>
    </style:style>
    <style:style style:name="T34" style:family="text">
      <style:text-properties officeooo:rsid="00216ac0"/>
    </style:style>
    <style:style style:name="T35" style:family="text">
      <style:text-properties officeooo:rsid="0021b246"/>
    </style:style>
    <style:style style:name="T36" style:family="text">
      <style:text-properties officeooo:rsid="0025598a"/>
    </style:style>
    <style:style style:name="T37" style:family="text">
      <style:text-properties officeooo:rsid="0027282d"/>
    </style:style>
    <style:style style:name="T38" style:family="text">
      <style:text-properties officeooo:rsid="00272a74"/>
    </style:style>
    <style:style style:name="T39" style:family="text">
      <style:text-properties officeooo:rsid="0028b1fc"/>
    </style:style>
    <style:style style:name="T40" style:family="text">
      <style:text-properties officeooo:rsid="0028d399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263809"/>
    </style:style>
    <style:style style:name="T43" style:family="text">
      <style:text-properties style:text-underline-style="none" officeooo:rsid="0037daf1"/>
    </style:style>
    <style:style style:name="T44" style:family="text">
      <style:text-properties officeooo:rsid="002b98fb"/>
    </style:style>
    <style:style style:name="T45" style:family="text">
      <style:text-properties officeooo:rsid="002bcb7b"/>
    </style:style>
    <style:style style:name="T46" style:family="text">
      <style:text-properties officeooo:rsid="002dc72a"/>
    </style:style>
    <style:style style:name="T47" style:family="text">
      <style:text-properties officeooo:rsid="002f5c4b"/>
    </style:style>
    <style:style style:name="T48" style:family="text">
      <style:text-properties officeooo:rsid="002fd778"/>
    </style:style>
    <style:style style:name="T49" style:family="text">
      <style:text-properties officeooo:rsid="0031d160"/>
    </style:style>
    <style:style style:name="T50" style:family="text">
      <style:text-properties officeooo:rsid="003278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ung 7</text:p>
      <text:p text:style-name="P1"/>
      <text:p text:style-name="P15">Aufgabe 25)</text:p>
      <text:p text:style-name="P1">b) gcc -o prg ctype.c a25_main.c</text:p>
      <text:p text:style-name="P1"/>
      <text:p text:style-name="P13">Aufgabe 27)</text:p>
      <text:p text:style-name="P14">a) </text:p>
      <text:p text:style-name="P14"><text:span text:style-name="T20">1)</text:span></text:p>
      <text:p text:style-name="P4"><text:span text:style-name="T19">(11001.01)</text:span><text:span text:style-name="T2">2</text:span> <text:span text:style-name="T19">→ dezimal</text:span></text:p>
      <text:p text:style-name="P5">Vorkomma</text:p>
      <text:p text:style-name="P5">1 * 1 + 0 * 2 + 0 * 4 + 1 * 8 + 1 * 16 = 25</text:p>
      <text:p text:style-name="P5">Nachkomma</text:p>
      <text:p text:style-name="P5">1 * 1 + 0 * 2 = 1 </text:p>
      <text:p text:style-name="P10"><text:span text:style-name="T19">1 / 2^2</text:span> <text:span text:style-name="T19"><text:s/>= 1 / 4</text:span></text:p>
      <text:p text:style-name="P5">Ergebinis</text:p>
      <text:p text:style-name="P5">25 + 0,25 = 25,25</text:p>
      <text:p text:style-name="P12">2)</text:p>
      <text:p text:style-name="P11"><text:span text:style-name="T19">(201.2)</text:span><text:span text:style-name="T3">3</text:span> <text:span text:style-name="T19">→ dezimal</text:span></text:p>
      <text:p text:style-name="P6">Vorkomma</text:p>
      <text:p text:style-name="P6">1 * 1 + 0 * <text:span text:style-name="T21">3 + 2 * 9 = 19</text:span></text:p>
      <text:p text:style-name="P6">Nachkomma</text:p>
      <text:p text:style-name="P26">2 * 1 = 2</text:p>
      <text:p text:style-name="P11"><text:span text:style-name="T22">2 / 3</text:span> <text:span text:style-name="T19"><text:s/>= 0,66</text:span></text:p>
      <text:p text:style-name="P6">Ergebnis</text:p>
      <text:p text:style-name="P6"><text:span text:style-name="T23">19</text:span> + <text:span text:style-name="T23">0,66</text:span> <text:s/>= <text:span text:style-name="T23">19,66 Periode</text:span></text:p>
      <text:p text:style-name="P16">3)</text:p>
      <text:p text:style-name="P27"><text:span text:style-name="T19">(201.2)</text:span><text:span text:style-name="T4">4</text:span> <text:span text:style-name="T19">→ dezimal</text:span></text:p>
      <text:p text:style-name="P7">Vorkomma</text:p>
      <text:p text:style-name="P7">1 * 1 + <text:span text:style-name="T24">0 * 4 + 2 * 16 = 33</text:span></text:p>
      <text:p text:style-name="P7">Nachkomma</text:p>
      <text:p text:style-name="P7"><text:soft-page-break/><text:span text:style-name="T24">2</text:span> * 1 = <text:span text:style-name="T24">2</text:span></text:p>
      <text:p text:style-name="P27"><text:span text:style-name="T24">2 / 2^2</text:span> <text:span text:style-name="T19"><text:s/>= 2 / 4</text:span></text:p>
      <text:p text:style-name="P7">Ergebnis</text:p>
      <text:p text:style-name="P7"><text:span text:style-name="T25">33</text:span> + 0,<text:span text:style-name="T25">5 </text:span>= <text:span text:style-name="T26">33,5</text:span></text:p>
      <text:p text:style-name="P28"><text:span text:style-name="T27">4)</text:span></text:p>
      <text:p text:style-name="P29"><text:span text:style-name="T30">(70.3)</text:span><text:span text:style-name="T5">8</text:span> <text:span text:style-name="T19">→ dezimal</text:span></text:p>
      <text:p text:style-name="P8">Vorkomma</text:p>
      <text:p text:style-name="P30">0 * 1 + 7 * 8 = 56</text:p>
      <text:p text:style-name="P8">Nachkomma</text:p>
      <text:p text:style-name="P30">3 * 1 = 3</text:p>
      <text:p text:style-name="P29"><text:span text:style-name="T28">3 / 8 = 0,375</text:span></text:p>
      <text:p text:style-name="P8">Ergebnis</text:p>
      <text:p text:style-name="P32"><text:span text:style-name="T29">56</text:span> + 0,<text:span text:style-name="T29">375</text:span> = <text:span text:style-name="T29">56,375</text:span></text:p>
      <text:p text:style-name="P17">5)</text:p>
      <text:p text:style-name="P56"><text:span text:style-name="T30">(AA.A)</text:span><text:span text:style-name="T6">16</text:span> <text:span text:style-name="T19">→ dezimal</text:span></text:p>
      <text:p text:style-name="P9">Vorkomma</text:p>
      <text:p text:style-name="P31"><text:span text:style-name="T31">10</text:span> * <text:span text:style-name="T31">1</text:span> + <text:span text:style-name="T31">10</text:span> * <text:span text:style-name="T31">16</text:span> = <text:span text:style-name="T31">170</text:span></text:p>
      <text:p text:style-name="P9">Nachkomma</text:p>
      <text:p text:style-name="P31"><text:span text:style-name="T32">10 </text:span>* 1 = <text:span text:style-name="T32">10</text:span></text:p>
      <text:p text:style-name="P56"><text:span text:style-name="T33">10 / 16 = 0,625</text:span></text:p>
      <text:p text:style-name="P9">Ergebnis</text:p>
      <text:p text:style-name="P33"><text:span text:style-name="T34">170</text:span> + 0,<text:span text:style-name="T35">625</text:span> = <text:span text:style-name="T35">170,625</text:span></text:p>
      <text:p text:style-name="P18">b)</text:p>
      <text:p text:style-name="P18">1)</text:p>
      <text:p text:style-name="P34">(35.1<text:span text:style-name="T30">)</text:span><text:span text:style-name="T10">1</text:span><text:span text:style-name="T1">0</text:span> <text:span text:style-name="T19">→ binär</text:span></text:p>
      <text:p text:style-name="P39">Vorkomma</text:p>
      <text:p text:style-name="P39">35 : 2 = 17 | 1</text:p>
      <text:p text:style-name="P39">17 : 2 = 8 <text:s text:c="2"/>| 1</text:p>
      <text:p text:style-name="P39">8 : 2 = 4 <text:s text:c="4"/>| 0</text:p>
      <text:p text:style-name="P39">4 : 2 = 2 <text:s text:c="4"/>| 0</text:p>
      <text:p text:style-name="P39">2 : 2 = 1 <text:s text:c="4"/>| 0</text:p>
      <text:p text:style-name="P39"><text:soft-page-break/>1 : 2 = 0 <text:s text:c="5"/>| 1</text:p>
      <text:p text:style-name="P39">Nachkomma</text:p>
      <text:p text:style-name="P39">2 * 0,1 = 0,2 <text:span text:style-name="T36">| 0</text:span></text:p>
      <text:p text:style-name="P39">2 * 0,2 = 0,4 <text:span text:style-name="T36">| 0</text:span></text:p>
      <text:p text:style-name="P39">2 * 0,4 = 0,8 <text:span text:style-name="T36">| 0</text:span></text:p>
      <text:p text:style-name="P39">2 * 0,8 = 1,6 <text:span text:style-name="T36">| 1</text:span></text:p>
      <text:p text:style-name="P39">2 * 0,6 = 1,2 <text:span text:style-name="T36">| 1</text:span></text:p>
      <text:p text:style-name="P39">2 * 0,2 = 0,4 → Wiederholung, Abbruch <text:span text:style-name="T36">| 0</text:span></text:p>
      <text:p text:style-name="P45">Ergebnis</text:p>
      <text:p text:style-name="P45">100011,000110011…</text:p>
      <text:p text:style-name="P19"><text:span text:style-name="T37">2</text:span>)</text:p>
      <text:p text:style-name="P35">(35.1<text:span text:style-name="T30">)</text:span><text:span text:style-name="T10">1</text:span><text:span text:style-name="T1">0</text:span> <text:span text:style-name="T19">→ binär</text:span></text:p>
      <text:p text:style-name="P40">Vorkomma</text:p>
      <text:p text:style-name="P40">35 : 2 = 17 | 1</text:p>
      <text:p text:style-name="P40">17 : 2 = 8 <text:s text:c="2"/>| 1</text:p>
      <text:p text:style-name="P40">8 : 2 = 4 <text:s text:c="4"/>| 0</text:p>
      <text:p text:style-name="P40">4 : 2 = 2 <text:s text:c="4"/>| 0</text:p>
      <text:p text:style-name="P40">2 : 2 = 1 <text:s text:c="4"/>| 0</text:p>
      <text:p text:style-name="P40">1 : 2 = 0 <text:s text:c="5"/>| 1</text:p>
      <text:p text:style-name="P40">Nachkomma</text:p>
      <text:p text:style-name="P40">2 * 0,1 = 0,2 <text:span text:style-name="T36">| 0</text:span></text:p>
      <text:p text:style-name="P40">2 * 0,2 = 0,4 <text:span text:style-name="T36">| 0</text:span></text:p>
      <text:p text:style-name="P40">2 * 0,4 = 0,8 <text:span text:style-name="T36">| 0</text:span></text:p>
      <text:p text:style-name="P40">2 * 0,8 = 1,6 <text:span text:style-name="T36">| 1</text:span></text:p>
      <text:p text:style-name="P40">2 * 0,6 = 1,2 <text:span text:style-name="T36">| 1</text:span></text:p>
      <text:p text:style-name="P40">2 * 0,2 = 0,4 → Wiederholung, Abbruch <text:span text:style-name="T36">| 0</text:span></text:p>
      <text:p text:style-name="P46">Ergebnis</text:p>
      <text:p text:style-name="P46">100011,000110011…</text:p>
      <text:p text:style-name="P20"><text:span text:style-name="T38">2</text:span>)</text:p>
      <text:p text:style-name="P36">(35.1<text:span text:style-name="T30">)</text:span><text:span text:style-name="T10">1</text:span><text:span text:style-name="T1">0</text:span> <text:span text:style-name="T19">→ 5 adisch</text:span></text:p>
      <text:p text:style-name="P41">Vorkomma</text:p>
      <text:p text:style-name="P41"><text:soft-page-break/>35 : <text:span text:style-name="T39">5</text:span> = <text:span text:style-name="T39">7</text:span> | <text:span text:style-name="T39">0</text:span></text:p>
      <text:p text:style-name="P41"><text:span text:style-name="T39">7</text:span> : <text:span text:style-name="T39">5</text:span> = <text:s/><text:span text:style-name="T39">1 </text:span><text:s/>| <text:span text:style-name="T39">2</text:span></text:p>
      <text:p text:style-name="P41"><text:span text:style-name="T39">1</text:span> : <text:span text:style-name="T39">5</text:span> = <text:s/><text:span text:style-name="T39">0</text:span> <text:s/>| <text:span text:style-name="T39">1</text:span></text:p>
      <text:p text:style-name="P41">Nachkomma</text:p>
      <text:p text:style-name="P41"><text:span text:style-name="T40">5</text:span> * 0,1 = 0,<text:span text:style-name="T40">5</text:span> <text:span text:style-name="T36">| 0</text:span></text:p>
      <text:p text:style-name="P50">5 * 0,5 = 0.5 → Wiederholung | 2</text:p>
      <text:p text:style-name="P47">Ergebnis</text:p>
      <text:p text:style-name="P51">120,022222222…</text:p>
      <text:p text:style-name="P21"><text:span text:style-name="T46">3</text:span>)</text:p>
      <text:p text:style-name="P37">(35.1<text:span text:style-name="T30">)</text:span><text:span text:style-name="T10">1</text:span><text:span text:style-name="T1">0</text:span> <text:span text:style-name="T19">→ hexadezimal</text:span></text:p>
      <text:p text:style-name="P42">Vorkomma</text:p>
      <text:p text:style-name="P42">35 : <text:span text:style-name="T44">16</text:span> = <text:span text:style-name="T44">2</text:span> | <text:span text:style-name="T44">3</text:span></text:p>
      <text:p text:style-name="P42"><text:span text:style-name="T44">2</text:span> : <text:span text:style-name="T44">16</text:span> = <text:span text:style-name="T44">0</text:span> <text:s text:c="2"/>| <text:span text:style-name="T44">2</text:span></text:p>
      <text:p text:style-name="P42">Nachkomma</text:p>
      <text:p text:style-name="P42"><text:span text:style-name="T45">16</text:span> * 0,1 = <text:span text:style-name="T45">1,6</text:span> <text:span text:style-name="T36">| 1</text:span></text:p>
      <text:p text:style-name="P42"><text:span text:style-name="T45">16</text:span> * 0,<text:span text:style-name="T45">6</text:span> = <text:span text:style-name="T45">9,6 | 9</text:span></text:p>
      <text:p text:style-name="P42"><text:span text:style-name="T45">16</text:span> * 0,<text:span text:style-name="T45">6</text:span> = <text:span text:style-name="T45">9,6</text:span> <text:span text:style-name="T36">| 9 → Wiederholung</text:span></text:p>
      <text:p text:style-name="P48">Ergebnis</text:p>
      <text:p text:style-name="P52"><text:span text:style-name="T42">23,1999999…</text:span></text:p>
      <text:p text:style-name="P22"><text:span text:style-name="T43">4</text:span><text:span text:style-name="T41">)</text:span></text:p>
      <text:p text:style-name="P57"><text:span text:style-name="T13">(</text:span><text:span text:style-name="T17">A1.D</text:span><text:span text:style-name="T14">)</text:span><text:span text:style-name="T8">16</text:span><text:span text:style-name="T13"> </text:span><text:span text:style-name="T15">→ </text:span><text:span text:style-name="T17">binär</text:span></text:p>
      <text:p text:style-name="P55">D → 1101</text:p>
      <text:p text:style-name="P55">1 → 0001</text:p>
      <text:p text:style-name="P55">A → 1010</text:p>
      <text:p text:style-name="P55">Ergebnis 10100001.1101</text:p>
      <text:p text:style-name="P25">5)</text:p>
      <text:p text:style-name="P58"><text:span text:style-name="T13">(</text:span><text:span text:style-name="T17">10110.1001 </text:span><text:span text:style-name="T14">)</text:span><text:span text:style-name="T9">2</text:span><text:span text:style-name="T13"> </text:span><text:span text:style-name="T15">→ </text:span><text:span text:style-name="T18">oktal</text:span></text:p>
      <text:p text:style-name="P59"><text:span text:style-name="T18">1</text:span><text:span text:style-name="T12">0 → 2</text:span></text:p>
      <text:p text:style-name="P59"><text:span text:style-name="T12">110 → 6 </text:span></text:p>
      <text:p text:style-name="P59"><text:span text:style-name="T12">100 → 4</text:span></text:p>
      <text:p text:style-name="P59"><text:span text:style-name="T12">1(00) → 4</text:span></text:p>
      <text:p text:style-name="P59"><text:soft-page-break/><text:span text:style-name="T12">Ergebnis</text:span></text:p>
      <text:p text:style-name="P59"><text:span text:style-name="T12">26,44</text:span></text:p>
      <text:p text:style-name="P23">c)</text:p>
      <text:p text:style-name="P23">1) <text:span text:style-name="T12">0200</text:span></text:p>
      <text:p text:style-name="P23">2) <text:span text:style-name="T12">208</text:span></text:p>
      <text:p text:style-name="P23">3) <text:span text:style-name="T12">'\x4A'</text:span></text:p>
      <text:p text:style-name="P24">4) <text:span text:style-name="T12">'j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1:07:56.024000000</meta:creation-date>
    <dc:date>2018-12-11T21:29:43.811000000</dc:date>
    <meta:editing-duration>PT1H3M25S</meta:editing-duration>
    <meta:editing-cycles>54</meta:editing-cycles>
    <meta:generator>LibreOffice/5.3.6.1$Windows_X86_64 LibreOffice_project/686f202eff87ef707079aeb7f485847613344eb7</meta:generator>
    <meta:document-statistic meta:table-count="0" meta:image-count="0" meta:object-count="0" meta:page-count="5" meta:paragraph-count="128" meta:word-count="522" meta:character-count="1703" meta:non-whitespace-character-count="1258"/>
  </office:meta>
</office:document-meta>
</file>